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Arial2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text-indent="0cm" style:auto-text-indent="false"/>
      <style:text-properties fo:font-variant="normal" fo:text-transform="none" fo:color="#222222" style:text-line-through-style="none" style:text-line-through-type="none" fo:font-size="16pt" fo:letter-spacing="normal" style:text-underline-style="none" officeooo:rsid="001fb8fc" officeooo:paragraph-rsid="001fb8fc" style:text-blinking="false" style:font-size-asian="16pt" style:font-size-complex="16pt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text-indent="0cm" style:auto-text-indent="false"/>
      <style:text-properties fo:font-variant="normal" fo:text-transform="none" fo:color="#252525" style:text-line-through-style="none" style:text-line-through-type="none" fo:font-size="16pt" fo:letter-spacing="normal" style:text-underline-style="none" officeooo:rsid="001fb8fc" officeooo:paragraph-rsid="001fb8fc" style:text-blinking="false" style:font-size-asian="16pt" style:font-size-complex="16pt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text-indent="0cm" style:auto-text-indent="false" fo:padding="0cm" fo:border="none"/>
      <style:text-properties fo:font-variant="normal" fo:text-transform="none" fo:color="#222222" style:text-line-through-style="none" style:text-line-through-type="none" fo:letter-spacing="normal" style:text-underline-style="none" style:text-blinking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orphans="2" fo:text-indent="0cm" style:auto-text-indent="false" fo:padding="0cm" fo:border="none"/>
      <style:text-properties fo:font-variant="normal" fo:text-transform="none" fo:color="#252525" style:text-line-through-style="none" style:text-line-through-type="none" fo:letter-spacing="normal" style:text-underline-style="none" style:text-blinking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text-indent="0cm" style:auto-text-indent="false" fo:padding="0cm" fo:border="none"/>
      <style:text-properties fo:font-size="14pt" fo:language="en" fo:country="US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text-indent="0cm" style:auto-text-indent="false"/>
      <style:text-properties fo:font-variant="normal" fo:text-transform="none" fo:color="#222222" style:text-line-through-style="none" style:text-line-through-type="none" style:font-name="inherit" fo:font-size="16pt" fo:letter-spacing="normal" fo:font-style="normal" style:text-underline-style="none" fo:font-weight="normal" style:text-blinking="false" style:font-size-asian="16pt" style:font-size-complex="16pt" loext:padding="0cm" loext:border="none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text-indent="0cm" style:auto-text-indent="false"/>
      <style:text-properties fo:font-variant="normal" fo:text-transform="none" fo:color="#222222" style:text-line-through-style="none" style:text-line-through-type="none" fo:font-size="16pt" fo:letter-spacing="normal" style:text-underline-style="none" style:text-blinking="false" style:font-size-asian="16pt" style:font-size-complex="16pt" loext:padding="0cm" loext:border="none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text-indent="0cm" style:auto-text-indent="false"/>
      <style:text-properties fo:font-variant="normal" fo:text-transform="none" fo:color="#222222" style:text-line-through-style="none" style:text-line-through-type="none" fo:font-size="16pt" fo:letter-spacing="normal" style:text-underline-style="none" officeooo:rsid="001fb8fc" officeooo:paragraph-rsid="001fb8fc" style:text-blinking="false" style:font-size-asian="16pt" style:font-size-complex="16pt" loext:padding="0cm" loext:border="none"/>
    </style:style>
    <style:style style:name="T1" style:family="text">
      <style:text-properties style:font-name="inherit" fo:font-style="normal" fo:font-weight="normal"/>
    </style:style>
    <style:style style:name="T2" style:family="text">
      <style:text-properties style:font-name="inherit" fo:font-style="normal" fo:font-weight="normal" fo:background-color="#ffde59" loext:char-shading-value="0"/>
    </style:style>
    <style:style style:name="T3" style:family="text">
      <style:text-properties style:font-name="inherit" fo:font-style="normal" fo:font-weight="normal" fo:background-color="#bbe33d" loext:char-shading-value="0"/>
    </style:style>
    <style:style style:name="T4" style:family="text">
      <style:text-properties style:font-name="inherit" fo:font-style="normal" fo:font-weight="normal" fo:background-color="#bbe33d" loext:char-shading-value="0"/>
    </style:style>
    <style:style style:name="T5" style:family="text">
      <style:text-properties style:font-name="inherit" fo:font-size="14pt" fo:language="en" fo:country="US" fo:font-style="normal" fo:font-weight="normal"/>
    </style:style>
    <style:style style:name="T6" style:family="text">
      <style:text-properties style:font-name="inherit" fo:font-size="14pt" fo:language="en" fo:country="US" fo:font-style="normal" fo:font-weight="normal" fo:background-color="#ffde59" loext:char-shading-value="0"/>
    </style:style>
    <style:style style:name="T7" style:family="text">
      <style:text-properties style:font-name="inherit" fo:font-size="14pt" fo:language="en" fo:country="US" fo:font-style="normal" fo:font-weight="normal" fo:background-color="#ffde59" loext:char-shading-value="0"/>
    </style:style>
    <style:style style:name="T8" style:family="text">
      <style:text-properties style:font-name="inherit" fo:font-size="14pt" fo:language="en" fo:country="US" fo:font-style="normal" fo:font-weight="normal" fo:background-color="#ffd428" loext:char-shading-value="0"/>
    </style:style>
    <style:style style:name="T9" style:family="text">
      <style:text-properties style:font-name="inherit" fo:font-size="14pt" fo:language="en" fo:country="US" fo:font-style="normal" fo:font-weight="normal" fo:background-color="#ffd428" loext:char-shading-value="0"/>
    </style:style>
    <style:style style:name="T10" style:family="text">
      <style:text-properties style:font-name="inherit" fo:font-size="12pt" fo:language="en" fo:country="US" fo:font-style="normal" fo:font-weight="normal"/>
    </style:style>
    <style:style style:name="T11" style:family="text">
      <style:text-properties style:font-name="inherit" fo:font-size="12pt" fo:language="en" fo:country="US" fo:font-style="normal" fo:font-weight="normal" style:font-name-asian="inherit" style:font-style-asian="normal" style:font-weight-asian="normal"/>
    </style:style>
    <style:style style:name="T12" style:family="text">
      <style:text-properties style:font-name="inherit" fo:font-size="12pt" fo:language="en" fo:country="US" fo:font-style="normal" fo:font-weight="normal" fo:background-color="#ffd428" loext:char-shading-value="0"/>
    </style:style>
    <style:style style:name="T13" style:family="text">
      <style:text-properties style:font-name="inherit" fo:font-size="12pt" fo:language="en" fo:country="US" fo:font-style="normal" fo:font-weight="normal" fo:background-color="#ffd428" loext:char-shading-value="0" style:font-name-asian="inherit" style:font-style-asian="normal" style:font-weight-asian="normal"/>
    </style:style>
    <style:style style:name="T14" style:family="text">
      <style:text-properties style:font-name="inherit" fo:font-size="12pt" fo:language="en" fo:country="US" fo:font-style="normal" fo:font-weight="normal" fo:background-color="#ffd428" loext:char-shading-value="0" style:font-name-asian="inherit" style:font-style-asian="normal" style:font-weight-asian="normal"/>
    </style:style>
    <style:style style:name="T15" style:family="text">
      <style:text-properties style:font-name="inherit" fo:font-size="12pt" fo:language="en" fo:country="US" fo:font-style="normal" fo:font-weight="normal" fo:background-color="#ffd428" loext:char-shading-value="0"/>
    </style:style>
    <style:style style:name="T16" style:family="text">
      <style:text-properties style:font-name-asian="inherit" style:font-style-asian="normal" style:font-weight-asian="normal"/>
    </style:style>
    <style:style style:name="T17" style:family="text">
      <style:text-properties style:font-name-asian="inherit" style:font-size-asian="14pt" style:font-style-asian="normal" style:font-weight-asian="normal"/>
    </style:style>
    <style:style style:name="T18" style:family="text">
      <style:text-properties style:font-name-asian="inherit" style:font-size-asian="12pt" style:font-style-asian="normal" style:font-weight-asian="normal"/>
    </style:style>
    <style:style style:name="T19" style:family="text">
      <style:text-properties fo:background-color="#ff4000" loext:char-shading-value="0" style:font-name-asian="inherit" style:font-style-asian="normal" style:font-weight-asian="normal"/>
    </style:style>
    <style:style style:name="T20" style:family="text">
      <style:text-properties fo:background-color="transparent" loext:char-shading-value="0" style:font-name-asian="inherit" style:font-style-asian="normal" style:font-weight-asian="normal"/>
    </style:style>
    <style:style style:name="T21" style:family="text">
      <style:text-properties fo:background-color="#ffde59" loext:char-shading-value="0" style:font-name-asian="inherit" style:font-style-asian="normal" style:font-weight-asian="normal"/>
    </style:style>
    <style:style style:name="T22" style:family="text">
      <style:text-properties fo:background-color="#ffde59" loext:char-shading-value="0" style:font-name-asian="inherit" style:font-size-asian="14pt" style:font-style-asian="normal" style:font-weight-asian="normal"/>
    </style:style>
    <style:style style:name="T23" style:family="text">
      <style:text-properties fo:background-color="#ffde59" loext:char-shading-value="0" style:font-name-asian="inherit" style:font-size-asian="14pt" style:font-style-asian="normal" style:font-weight-asian="normal"/>
    </style:style>
    <style:style style:name="T24" style:family="text">
      <style:text-properties fo:background-color="#ce181e" loext:char-shading-value="0" style:font-name-asian="inherit" style:font-style-asian="normal" style:font-weight-asian="normal"/>
    </style:style>
    <style:style style:name="T25" style:family="text">
      <style:text-properties fo:background-color="#ce181e" loext:char-shading-value="0" style:font-name-asian="inherit" style:font-size-asian="14pt" style:font-style-asian="normal" style:font-weight-asian="normal"/>
    </style:style>
    <style:style style:name="T26" style:family="text">
      <style:text-properties fo:background-color="#ce181e" loext:char-shading-value="0" style:font-name-asian="inherit" style:font-size-asian="14pt" style:font-style-asian="normal" style:font-weight-asian="normal"/>
    </style:style>
    <style:style style:name="T27" style:family="text">
      <style:text-properties fo:background-color="#ce181e" loext:char-shading-value="0" style:font-name-asian="inherit" style:font-size-asian="12pt" style:font-style-asian="normal" style:font-weight-asian="normal"/>
    </style:style>
    <style:style style:name="T28" style:family="text">
      <style:text-properties fo:background-color="#ce181e" loext:char-shading-value="0" style:font-name-asian="inherit" style:font-size-asian="12pt" style:font-style-asian="normal" style:font-weight-asian="normal"/>
    </style:style>
    <style:style style:name="T29" style:family="text">
      <style:text-properties fo:background-color="#ffd428" loext:char-shading-value="0" style:font-name-asian="inherit" style:font-size-asian="14pt" style:font-style-asian="normal" style:font-weight-asian="normal"/>
    </style:style>
    <style:style style:name="T30" style:family="text">
      <style:text-properties fo:background-color="#ffd428" loext:char-shading-value="0" style:font-name-asian="inherit" style:font-size-asian="14pt" style:font-style-asian="normal" style:font-weight-asian="normal"/>
    </style:style>
    <style:style style:name="T31" style:family="text">
      <style:text-properties fo:background-color="#ffd428" loext:char-shading-value="0" style:font-name-asian="inherit" style:font-size-asian="12pt" style:font-style-asian="normal" style:font-weight-asian="normal"/>
    </style:style>
    <style:style style:name="T32" style:family="text">
      <style:text-properties fo:background-color="#ffd428" loext:char-shading-value="0" style:font-name-asian="inherit" style:font-size-asian="12pt" style:font-style-asian="normal" style:font-weight-asian="normal"/>
    </style:style>
    <style:style style:name="T33" style:family="text">
      <style:text-properties fo:color="#468a1a" style:font-name-asian="inherit" style:font-style-asian="normal" style:font-weight-asian="normal"/>
    </style:style>
    <style:style style:name="T34" style:family="text">
      <style:text-properties fo:color="#55308d" style:font-name-asian="inherit" style:font-style-asian="normal" style:font-weight-asian="normal"/>
    </style:style>
    <style:style style:name="T35" style:family="text">
      <style:text-properties fo:color="#000000" style:font-name-asian="inherit" style:font-style-asian="normal" style:font-weight-asian="normal"/>
    </style:style>
    <style:style style:name="T36" style:family="text">
      <style:text-properties fo:color="#000000" fo:background-color="#bbe33d" loext:char-shading-value="0" style:font-name-asian="inherit" style:font-style-asian="normal" style:font-weight-asian="normal"/>
    </style:style>
    <style:style style:name="T37" style:family="text">
      <style:text-properties fo:color="#000000" fo:background-color="#bbe33d" loext:char-shading-value="0" style:font-name-asian="inherit" style:font-style-asian="normal" style:font-weight-asian="normal"/>
    </style:style>
    <style:style style:name="T38" style:family="text">
      <style:text-properties fo:background-color="#bbe33d" loext:char-shading-value="0" style:font-name-asian="inherit" style:font-style-asian="normal" style:font-weight-asian="normal"/>
    </style:style>
    <style:style style:name="T39" style:family="text">
      <style:text-properties fo:background-color="#bbe33d" loext:char-shading-value="0" style:font-name-asian="inherit" style:font-style-asian="normal" style:font-weight-asian="normal"/>
    </style:style>
    <style:style style:name="T40" style:family="text">
      <style:text-properties fo:background-color="#bbe33d" loext:char-shading-value="0" style:font-name-asian="inherit" style:font-size-asian="14pt" style:font-style-asian="normal" style:font-weight-asian="normal"/>
    </style:style>
    <style:style style:name="T41" style:family="text">
      <style:text-properties fo:background-color="#bbe33d" loext:char-shading-value="0" style:font-name-asian="inherit" style:font-size-asian="14pt" style:font-style-asian="normal" style:font-weight-asian="normal"/>
    </style:style>
    <style:style style:name="T42" style:family="text">
      <style:text-properties fo:background-color="#bbe33d" loext:char-shading-value="0" style:font-name-asian="inherit" style:font-size-asian="12pt" style:font-style-asian="normal" style:font-weight-asian="normal"/>
    </style:style>
    <style:style style:name="T43" style:family="text">
      <style:text-properties fo:background-color="#bbe33d" loext:char-shading-value="0" style:font-name-asian="inherit" style:font-size-asian="12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6">&lt;DB모델링-강좌&gt;</text:span></text:p>
      <text:p text:style-name="P8"><text:span text:style-name="T16">강좌시스템을 만들고자 한다</text:span><text:span text:style-name="T1">. </text:span><text:span text:style-name="T16">우리는 많은 과목을 가르치고 있다</text:span><text:span text:style-name="T1">.  </text:span></text:p>
      <text:p text:style-name="P8"><text:span text:style-name="T19">과목</text:span><text:span text:style-name="T16">은 </text:span><text:span text:style-name="T21">과목코드와 과목명</text:span><text:span text:style-name="T16">으로 관리된다</text:span><text:span text:style-name="T1">.  </text:span><text:span text:style-name="T16">과목은 </text:span><text:span text:style-name="T20">강좌</text:span><text:span text:style-name="T16">로 개설되며</text:span><text:span text:style-name="T1">, </text:span><text:span text:style-name="T16">각 </text:span><text:span text:style-name="T19">강좌</text:span><text:span text:style-name="T16">는 </text:span><text:span text:style-name="T21">과목코드</text:span><text:span text:style-name="T2">, </text:span><text:span text:style-name="T21">강좌명</text:span><text:span text:style-name="T2">,</text:span><text:span text:style-name="T21">수업료</text:span><text:span text:style-name="T2">, </text:span><text:span text:style-name="T21">수업일수</text:span><text:span text:style-name="T16">를 </text:span></text:p>
      <text:p text:style-name="P8"><text:span text:style-name="T16">가지고 있으며</text:span><text:span text:style-name="T1">, </text:span><text:span text:style-name="T21">강좌번호</text:span><text:span text:style-name="T16">는 자동으로 채번된다</text:span><text:span text:style-name="T1">. </text:span><text:span text:style-name="T16">각 </text:span><text:span text:style-name="T19">강사</text:span><text:span text:style-name="T16">는 </text:span><text:span text:style-name="T39">여러개의 강좌</text:span><text:span text:style-name="T16">를 가르친다</text:span><text:span text:style-name="T1">.</text:span></text:p>
      <text:p text:style-name="P8"><text:span text:style-name="T16">홍길동과 이순신은 우리의 최고 강사 중의 하나이다</text:span><text:span text:style-name="T1">.  </text:span></text:p>
      <text:p text:style-name="P8"><text:span text:style-name="T16">우리는 각 강사의 </text:span><text:span text:style-name="T21">이름과 전화번호</text:span><text:span text:style-name="T16">를 관리한다</text:span><text:span text:style-name="T1">. </text:span><text:span text:style-name="T16">우리는 강좌를 개설 시 강사를 배정한다</text:span><text:span text:style-name="T1">.</text:span></text:p>
      <text:p text:style-name="P8"><text:span text:style-name="T16">각 </text:span><text:span text:style-name="T19">강좌</text:span><text:span text:style-name="T16">는 </text:span><text:span text:style-name="T39">단 한명의 강사</text:span><text:span text:style-name="T16">에 의해 진행되며 </text:span><text:span text:style-name="T39">어떤 강좌는아직 강사가 배정되지 않을 수도 있다</text:span><text:span text:style-name="T4">.</text:span></text:p>
      <text:p text:style-name="P7"/>
      <text:p text:style-name="P8"><text:span text:style-name="T16">한 </text:span><text:span text:style-name="T19">학생</text:span><text:span text:style-name="T16">이 동시에 </text:span><text:span text:style-name="T37">여러 강좌</text:span><text:span text:style-name="T16">를 </text:span><text:span text:style-name="T24">수강</text:span><text:span text:style-name="T16">할수 있으며 많은 학생이 그렇게 한다</text:span><text:span text:style-name="T1">. </text:span><text:span text:style-name="T16">우리는 누가</text:span><text:span text:style-name="T1">, </text:span><text:span text:style-name="T16">어느 강좌를 수강했는지 관리해야 한다</text:span><text:span text:style-name="T1">. </text:span><text:span text:style-name="T16">우리는 각 학생의 </text:span><text:span text:style-name="T21">성명과 전화번호</text:span><text:span text:style-name="T16">를 관리하고자 하며</text:span><text:span text:style-name="T1">,</text:span><text:span text:style-name="T16">때로는 학생과 강사가 그들의 전화번호를 알려 주지 않을 수도 있다</text:span><text:span text:style-name="T1">.</text:span></text:p>
      <text:p text:style-name="P7"/>
      <text:p text:style-name="P8"><text:span text:style-name="T16">대부분의 강좌는 시험을 통한 학생 </text:span><text:span text:style-name="T19">평가</text:span><text:span text:style-name="T16">를 </text:span><text:span text:style-name="T39">여러 번 실시</text:span><text:span text:style-name="T16">하되 강좌시스템에서는 평가된 </text:span><text:span text:style-name="T21">종합결과</text:span><text:span text:style-name="T16">만</text:span><text:span text:style-name="T1">(</text:span><text:span text:style-name="T20">최종 결과 점수</text:span><text:span text:style-name="T16">만</text:span><text:span text:style-name="T1">) </text:span><text:span text:style-name="T16">관리하고자 한다</text:span><text:span text:style-name="T1">.</text:span></text:p>
      <text:p text:style-name="P6"/>
      <text:p text:style-name="P6">메인엔티티는 인조식별자로 함. 왜냐하면 자식이 많기 때문에 키가 많아짐......</text:p>
      <text:p text:style-name="P6"/>
      <text:p text:style-name="P9"><text:span text:style-name="T16">&lt;DB모델링-보험회사&gt;</text:span></text:p>
      <text:p text:style-name="P1"><text:span text:style-name="T17">우리회사는 초인류 보험회사이며</text:span><text:span text:style-name="T5">, </text:span><text:span text:style-name="T17">보험판매 시스템을 만들고자 한다</text:span><text:span text:style-name="T5">.</text:span><text:span text:style-name="T17">판매상품은 다양하다</text:span><text:span text:style-name="T5">. </text:span><text:span text:style-name="T26">상품</text:span><text:span text:style-name="T17">은 </text:span><text:span text:style-name="T30">보험종목</text:span><text:span text:style-name="T9">(</text:span><text:span text:style-name="T30">보험종류</text:span><text:span text:style-name="T9">)</text:span><text:span text:style-name="T17">으로 분류할 수 있다</text:span><text:span text:style-name="T5">.</text:span><text:span text:style-name="T17">보험종목 은자동차보험</text:span><text:span text:style-name="T5">, </text:span><text:span text:style-name="T17">운전자보험 등이 있다</text:span><text:span text:style-name="T5">.</text:span></text:p>
      <text:p text:style-name="P5"/>
      <text:p text:style-name="P3"><text:span text:style-name="T17">상품은 </text:span><text:span text:style-name="T23">상품코드</text:span><text:span text:style-name="T7">, </text:span><text:span text:style-name="T23">상품명</text:span><text:span text:style-name="T7">, </text:span><text:span text:style-name="T23">보험종류</text:span><text:span text:style-name="T17">를 관리한다</text:span><text:span text:style-name="T5">. </text:span><text:span text:style-name="T17">또한 우리회사는 많은 </text:span><text:span text:style-name="T26">고객</text:span><text:span text:style-name="T17">을 관리하고 있다</text:span><text:span text:style-name="T5">. </text:span><text:span text:style-name="T17">고객은 </text:span><text:span text:style-name="T23">고객번호</text:span><text:span text:style-name="T7">, </text:span><text:span text:style-name="T23">고객명</text:span><text:span text:style-name="T7">, </text:span><text:span text:style-name="T23">연락처</text:span><text:span text:style-name="T17">를관리한다</text:span><text:span text:style-name="T5">.  </text:span><text:span text:style-name="T17">고객은 </text:span><text:span text:style-name="T41">다양한 상품을 </text:span><text:span text:style-name="T26">가입</text:span><text:span text:style-name="T17">할 수 있으며</text:span><text:span text:style-name="T5">, </text:span><text:span text:style-name="T23">계약일자</text:span><text:span text:style-name="T7">, </text:span><text:span text:style-name="T23">보험시작일자</text:span><text:span text:style-name="T7">, </text:span><text:span text:style-name="T23">보험종료일자</text:span><text:span text:style-name="T7">, </text:span><text:span text:style-name="T23">매월 납입보험료</text:span><text:span text:style-name="T7">(</text:span><text:span text:style-name="T23">매월 납입하기로 약정한 보험료</text:span><text:span text:style-name="T7">), </text:span><text:span text:style-name="T23">총납입회차</text:span><text:span text:style-name="T7">(</text:span><text:span text:style-name="T23">처음부터 끝까지 납입하는 회차</text:span><text:span text:style-name="T7">)</text:span><text:span text:style-name="T17">를 관리한다</text:span><text:span text:style-name="T5">. </text:span><text:span text:style-name="T26">보험계약</text:span><text:span text:style-name="T17"> </text:span><text:span text:style-name="T41">시 계약자와 피보험자는 동일</text:span><text:span text:style-name="T17">하다</text:span><text:span text:style-name="T5">. </text:span><text:span text:style-name="T17">보험계약시 </text:span><text:span text:style-name="T30">계약 번호</text:span><text:span text:style-name="T17">는 자동으로채번된다</text:span><text:span text:style-name="T5">.</text:span></text:p>
      <text:p text:style-name="P9"/>
      <text:p text:style-name="P9"/>
      <text:p text:style-name="P9"><text:soft-page-break/></text:p>
      <text:p text:style-name="P9"/>
      <text:p text:style-name="P9"/>
      <text:p text:style-name="P9"><text:span text:style-name="T16">&lt;DB모델링-학교&gt;</text:span></text:p>
      <text:p text:style-name="P2"><text:span text:style-name="T18">우리는 학교 시스템을 개발 중에 있다</text:span><text:span text:style-name="T11">.</text:span><text:span text:style-name="T18">우리는 많은 </text:span><text:span text:style-name="T28">과목</text:span><text:span text:style-name="T18">이 있다</text:span><text:span text:style-name="T11">.  </text:span><text:span text:style-name="T32">과목코드</text:span><text:span text:style-name="T14">, </text:span><text:span text:style-name="T32">과목명</text:span><text:span text:style-name="T11">, </text:span><text:span text:style-name="T18">과목을 이수하였을 경우 </text:span><text:span text:style-name="T28">학생</text:span><text:span text:style-name="T18">들에게 주어지는 </text:span><text:span text:style-name="T28">학점</text:span><text:span text:style-name="T18">을 관리한다</text:span><text:span text:style-name="T11">.  </text:span><text:span text:style-name="T18">매 학기별로 과목별 </text:span><text:span text:style-name="T28">강좌</text:span><text:span text:style-name="T18">를 개설 한다</text:span><text:span text:style-name="T11">. </text:span><text:span text:style-name="T43">하나의 개설강좌는 과목과 교수가 배치</text:span><text:span text:style-name="T18">되며</text:span><text:span text:style-name="T11">, </text:span><text:span text:style-name="T43">하나의 강좌에는 한 명</text:span><text:span text:style-name="T18">의 </text:span><text:span text:style-name="T28">교수</text:span><text:span text:style-name="T18">만 배정할 수 있다</text:span><text:span text:style-name="T11">. </text:span><text:span text:style-name="T28">개설강좌</text:span><text:span text:style-name="T18">는 </text:span><text:span text:style-name="T32">개설강좌번호</text:span><text:bookmark text:name="_GoBack"/><text:span text:style-name="T14">, </text:span><text:span text:style-name="T32">학기당 총 강의시간</text:span><text:span text:style-name="T14">, </text:span><text:span text:style-name="T32">강의 요일</text:span><text:span text:style-name="T14">(</text:span><text:span text:style-name="T32">주 </text:span><text:span text:style-name="T14">1</text:span><text:span text:style-name="T32">회</text:span><text:span text:style-name="T14">), </text:span><text:span text:style-name="T32">강의 교시</text:span><text:span text:style-name="T14">, </text:span><text:span text:style-name="T32">강의시간</text:span><text:span text:style-name="T18">을 관리한다</text:span><text:span text:style-name="T11">. 3</text:span><text:span text:style-name="T18">교시부터 </text:span><text:span text:style-name="T11">4</text:span><text:span text:style-name="T18">시간을 강의한다면</text:span><text:span text:style-name="T11">,  </text:span><text:span text:style-name="T18">강의교시는 </text:span><text:span text:style-name="T11">3, </text:span><text:span text:style-name="T18">강의시간은 </text:span><text:span text:style-name="T11">4</text:span><text:span text:style-name="T18">를 관리하는 방식이다</text:span><text:span text:style-name="T11">.</text:span></text:p>
      <text:p text:style-name="P4"> </text:p>
      <text:p text:style-name="P4"> <text:span text:style-name="T18">강좌가 개설하였을 경우 교수는수강생들의 </text:span><text:span text:style-name="T28">평가</text:span><text:span text:style-name="T18">에 대한 기준을 확정해야 한다</text:span><text:span text:style-name="T10">. </text:span><text:span text:style-name="T28">평가기준</text:span><text:span text:style-name="T18">은 </text:span><text:span text:style-name="T32">평가항목</text:span><text:span text:style-name="T18">으로 구성된다</text:span><text:span text:style-name="T10">. </text:span><text:span text:style-name="T18">평가 항목은 </text:span><text:span text:style-name="T32">출석점수</text:span><text:span text:style-name="T15">, </text:span><text:span text:style-name="T32">중간고사</text:span><text:span text:style-name="T15">,</text:span><text:span text:style-name="T32">기말고사</text:span><text:span text:style-name="T15">, </text:span><text:span text:style-name="T32">과제점수</text:span><text:span text:style-name="T18">로 구성된다</text:span><text:span text:style-name="T10">. </text:span><text:span text:style-name="T18">각 평가항목별 </text:span><text:span text:style-name="T32">평가 가중치</text:span><text:span text:style-name="T18">를 관리한다</text:span><text:span text:style-name="T10">. </text:span><text:span text:style-name="T18">예를들면 출석점수는</text:span><text:span text:style-name="T10">30%, </text:span><text:span text:style-name="T18">중간고사</text:span><text:span text:style-name="T10">20%, </text:span><text:span text:style-name="T18">기말고사</text:span><text:span text:style-name="T10">20%, </text:span><text:span text:style-name="T18">과제점수</text:span><text:span text:style-name="T10">30%</text:span><text:span text:style-name="T18">를 관리하는 방식이다</text:span><text:span text:style-name="T10">.</text:span><text:span text:style-name="T18">평가 항목 및 가중치는 강좌를 담당하는 교수별로 다르게 지정한다</text:span><text:span text:style-name="T10">. </text:span><text:span text:style-name="T43">한 교수가 여러 강좌를 강의할 경우</text:span><text:span text:style-name="T18"> 각 강좌별 평가가중치를 다르게 구성할 수 있다</text:span><text:span text:style-name="T10">.</text:span></text:p>
      <text:p text:style-name="P4"><text:span text:style-name="T18">우리는 </text:span><text:span text:style-name="T28">교수</text:span><text:span text:style-name="T18">를 관리하며</text:span><text:span text:style-name="T10">, </text:span><text:span text:style-name="T18">교수는 </text:span><text:span text:style-name="T15">Id, </text:span><text:span text:style-name="T32">이름</text:span><text:span text:style-name="T15">, </text:span><text:span text:style-name="T32">전화번호</text:span><text:span text:style-name="T15">, </text:span><text:span text:style-name="T32">주소</text:span><text:span text:style-name="T18">를 관리한다</text:span><text:span text:style-name="T10">. </text:span><text:span text:style-name="T18">또한 </text:span><text:span text:style-name="T28">학생</text:span><text:span text:style-name="T18">을 관리하며</text:span><text:span text:style-name="T10">, </text:span><text:span text:style-name="T18">학생은 </text:span><text:span text:style-name="T15">ID, </text:span><text:span text:style-name="T32">이름</text:span><text:span text:style-name="T15">, </text:span><text:span text:style-name="T32">전화번호</text:span><text:span text:style-name="T15">, </text:span><text:span text:style-name="T32">주소</text:span><text:span text:style-name="T18">를 관리한다</text:span><text:span text:style-name="T10">. </text:span></text:p>
      <text:p text:style-name="P4"> </text:p>
      <text:p text:style-name="P4"><text:span text:style-name="T18">학생은 학기 시작전 본인이 </text:span><text:span text:style-name="T28">수강</text:span><text:span text:style-name="T18">하고자 하는 수업에 대해 수강신청을 한다</text:span><text:span text:style-name="T10">. </text:span><text:span text:style-name="T18">학기가 종료되면 교수는 학생들의 평가를 제출해야 한다</text:span><text:span text:style-name="T10">. </text:span><text:span text:style-name="T18">평가는 </text:span><text:span text:style-name="T28">평가기준</text:span><text:span text:style-name="T18">의</text:span><text:span text:style-name="T16"> </text:span><text:span text:style-name="T43">항목별 점수를 관리</text:span><text:span text:style-name="T18">하며</text:span><text:span text:style-name="T10">, </text:span><text:span text:style-name="T43">평가기준에 따라 취합된</text:span><text:span text:style-name="T16"> </text:span><text:span text:style-name="T32">최종 점수</text:span><text:span text:style-name="T18">도 관리해야 한다</text:span><text:span text:style-name="T10">.</text:span></text:p>
      <text:p text:style-name="P9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Arial2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4:35:46.745000000</meta:creation-date>
    <dc:date>2019-09-20T17:37:20.405000000</dc:date>
    <meta:editing-duration>PT49M12S</meta:editing-duration>
    <meta:editing-cycles>5</meta:editing-cycles>
    <meta:generator>Trio_Office/6.1.3.2$Windows_x86 LibreOffice_project/</meta:generator>
    <meta:document-statistic meta:table-count="0" meta:image-count="0" meta:object-count="0" meta:page-count="2" meta:paragraph-count="20" meta:word-count="1249" meta:character-count="1615" meta:non-whitespace-character-count="1278"/>
  </office:meta>
</office:document-meta>
</file>